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700000027083DE967.png" manifest:media-type="image/png"/>
  <manifest:file-entry manifest:full-path="Pictures/100002010000002700000027BA787845.png" manifest:media-type="image/png"/>
  <manifest:file-entry manifest:full-path="Pictures/10000000000003C0000002D0B88F2ED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fo:min-height="2.73cm"/>
    </style:style>
    <style:style style:name="gr3" style:family="graphic" style:parent-style-name="standard">
      <style:graphic-properties draw:stroke="none" draw:fill="none" fo:min-height="1.026cm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_31__5f_Title_20_and_20_Content-title">
      <style:graphic-properties draw:stroke="none" svg:stroke-width="0cm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7" style:family="presentation" style:parent-style-name="_31__5f_Title_20_and_20_Conten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8" style:family="presentation" style:parent-style-name="_31__5f_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1__5f_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itle_20_Only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b9" style:text-line-through-style="none" style:text-line-through-type="none" style:text-position="0% 100%" style:font-name="Calibri1" fo:font-size="64pt" fo:letter-spacing="-0.052cm" fo:font-style="normal" style:text-underline-style="none" fo:font-weight="normal" style:font-size-asian="64pt" style:font-style-asian="normal" style:font-weight-asian="normal" style:font-name-complex="Arial1" style:font-size-complex="6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5pt" fo:letter-spacing="normal" fo:font-style="normal" style:text-underline-style="none" fo:font-weight="normal" style:font-name-asian="+mn-ea1" style:font-size-asian="5pt" style:font-style-asian="normal" style:font-weight-asian="normal" style:font-name-complex="+mn-cs1" style:font-size-complex="5pt" style:font-style-complex="normal" style:font-weight-complex="normal"/>
    </style:style>
    <style:style style:name="T5" style:family="text">
      <style:text-properties fo:font-variant="normal" fo:text-transform="none" fo:color="#ffffb9" style:text-line-through-style="none" style:text-line-through-type="none" style:text-position="0% 100%" style:font-name="Calibri1" fo:font-size="48pt" fo:letter-spacing="-0.052cm" fo:font-style="normal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6" style:family="text">
      <style:text-properties fo:font-variant="normal" fo:text-transform="none" fo:color="#ffffb9" style:text-line-through-style="none" style:text-line-through-type="none" style:text-position="0% 100%" style:font-name="Calibri1" fo:font-size="36pt" fo:letter-spacing="-0.052cm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338cm" svg:height="4.231cm" svg:x="2.028cm" svg:y="5.292cm" presentation:class="title" presentation:user-transformed="true">
          <draw:text-box>
            <text:p text:style-name="P1"><text:span text:style-name="T1">BDGMM 2018</text:span><text:span text:style-name="T1"><text:line-break/></text:span><text:span text:style-name="T1">Hackathon Report</text:span></text:p>
          </draw:text-box>
        </draw:frame>
        <draw:frame draw:name="Subtitle 2" presentation:style-name="pr2" draw:text-style-name="P4" draw:layer="layout" svg:width="21.338cm" svg:height="4.016cm" svg:x="2.028cm" svg:y="12.069cm" presentation:class="subtitle" presentation:user-transformed="true">
          <draw:text-box>
            <text:p text:style-name="P3"><text:span text:style-name="T2">Linuxy</text:span></text:p>
            <text:p text:style-name="P3"><text:span text:style-name="T2">Roger Duthie, Tobias Weber</text:span></text:p>
            <text:p text:style-name="P3"><text:span text:style-name="T2">March 19,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4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4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38:05</text:time></text:span></text:p>
            </draw:text-box>
          </draw:frame>
          <draw:frame draw:name="Footer Placeholder 5" presentation:style-name="pr5" draw:text-style-name="P6" draw:layer="layout" svg:width="17.144cm" svg:height="1.269cm" svg:x="0cm" svg:y="24.126cm" presentation:class="footer" presentation:user-transformed="true">
            <draw:text-box>
              <text:p text:style-name="P8"><text:span text:style-name="T4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4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4"><text:line-break/></text:span><text:span text:style-name="T4">MICROSOFT MAKES NO WARRANTIES, EXPRESS, IMPLIED OR STATUTORY, AS TO THE INFORMATION IN THIS PRESENTATION.</text:span></text:p>
              <text:p text:style-name="P8"><text:span text:style-name="T4"/></text:p>
            </draw:text-box>
          </draw:frame>
          <draw:frame draw:name="Slide Number Placeholder 6" presentation:style-name="pr5" draw:text-style-name="P6" draw:layer="layout" svg:width="1.9cm" svg:height="1.269cm" svg:x="17.145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2" draw:id="id2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4" draw:layer="layout" svg:width="23.282cm" svg:height="12.9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All data from all sensors, at all locations, providing:</text:span></text:p>
                <text:list>
                  <text:list-item>
                    <text:p text:style-name="P11"><text:span text:style-name="T2">Temperature</text:span></text:p>
                  </text:list-item>
                  <text:list-item>
                    <text:p text:style-name="P11"><text:span text:style-name="T2">AirTemperature</text:span></text:p>
                  </text:list-item>
                  <text:list-item>
                    <text:p text:style-name="P11"><text:span text:style-name="T2">RoomTemperature</text:span></text:p>
                  </text:list-item>
                </text:list>
              </text:list-item>
              <text:list-item>
                <text:p text:style-name="P11"><text:span text:style-name="T2">Data for the entirety of February 2018 was obtained for this set</text:span></text:p>
              </text:list-item>
            </text:list>
            <text:p text:style-name="P12"><text:span text:style-name="T2"><text:line-break/></text:span><text:span text:style-name="T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38:05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3" draw:id="id3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4" draw:layer="layout" svg:width="23.282cm" svg:height="13.1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The goal was to look at the time-dependence of local temperature gradients.</text:span></text:p>
              </text:list-item>
              <text:list-item>
                <text:p text:style-name="P10"><text:span text:style-name="T2">Without information on what the sensor was (e.g. internal/external), the temperatures would be compared to each other dependent proximity: the max temperature gradient, at least, would be interesting; also, median, and other stats could be obtained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38:05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4" draw:id="id4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4" draw:layer="layout" svg:width="23.282cm" svg:height="12.9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The initial vision was to look at temperature gradients between internal and external sensors in smart building testbeds.</text:span></text:p>
              </text:list-item>
              <text:list-item>
                <text:p text:style-name="P10"><text:span text:style-name="T2">Without information on the type of sensor, a comparison of temperatures can still be made based on a proximity parameter</text:span></text:p>
              </text:list-item>
              <text:list-item>
                <text:p text:style-name="P10"><text:span text:style-name="T2">In the simplest case +/- lat, long, but a more sophisticated evaluation could be made, given projection to linear distance.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38:05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5" draw:id="id5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4" draw:layer="layout" svg:width="23.282cm" svg:height="12.7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A two-person team, working in parallel</text:span></text:p>
              </text:list-item>
              <text:list-item>
                <text:p text:style-name="P10"><text:span text:style-name="T2">One of us worked on obtaining data from the platform, using Python</text:span></text:p>
              </text:list-item>
              <text:list-item>
                <text:p text:style-name="P10"><text:span text:style-name="T2">The other worked on visualisation of the data, using Javascript, based on a dummy dataset as the expected outpu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38:05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6" draw:id="id6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4" draw:layer="layout" svg:width="23.282cm" svg:height="12.5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Concrete output:</text:span></text:p>
                <text:list>
                  <text:list-item>
                    <text:p text:style-name="P11"><text:span text:style-name="T2">A list of relevant sensors with lat long locations</text:span></text:p>
                  </text:list-item>
                  <text:list-item>
                    <text:p text:style-name="P11"><text:span text:style-name="T2">Sets of data files in 6 hour time ranges for all sensors</text:span></text:p>
                  </text:list-item>
                </text:list>
              </text:list-item>
              <text:list-item>
                <text:p text:style-name="P11"><text:span text:style-name="T2">Interactive tabulation of data</text:span></text:p>
              </text:list-item>
              <text:list-item>
                <text:p text:style-name="P11"><text:span text:style-name="T2">Python scripts to construct FIESTA queries</text:span></text:p>
              </text:list-item>
              <text:list-item>
                <text:p text:style-name="P11"><text:span text:style-name="T2">Javascript visualisation code to inspect data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38:05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7" draw:id="id7">
        <office:forms form:automatic-focus="false" form:apply-design-mode="false"/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Interactive visualisation of data:</text:span></text:p>
              </text:list-item>
              <text:list-item>
                <text:p text:style-name="P10"><text:span text:style-name="T2">CSV file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38:05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ar Chart Example" draw:style-name="dp1" draw:master-page-name="Title_20_Only" presentation:presentation-page-layout-name="AL2T19" xml:id="id8" draw:id="id8">
        <draw:frame draw:name="Title 1" presentation:style-name="pr11" draw:text-style-name="P9" draw:layer="layout" svg:width="23.282cm" svg:height="1.846cm" svg:x="1.058cm" svg:y="0.639cm" presentation:class="title" presentation:user-transformed="true">
          <draw:text-box>
            <text:p text:style-name="P1"><text:span text:style-name="T5">Visualisation</text:span></text:p>
          </draw:text-box>
        </draw:frame>
        <draw:frame draw:style-name="gr2" draw:text-style-name="P10" draw:layer="layout" svg:width="25.901cm" svg:height="2.98cm" svg:x="-0.205cm" svg:y="5.553cm">
          <draw:text-box>
            <text:p text:style-name="P10"><text:span text:style-name="T2"><text:a xlink:href="http://tobias.weber.userweb.mwn.de/prototype/visualize" xlink:type="simple">tobias.weber.userweb.mwn.de/prototype/visualize</text:a></text:span></text:p>
          </draw:text-box>
        </draw:frame>
        <draw:frame draw:style-name="gr3" draw:layer="layout" svg:width="18.352cm" svg:height="1.276cm" svg:x="0.448cm" svg:y="11.369cm">
          <draw:text-box>
            <text:p><text:span text:style-name="T7"><text:a xlink:href="http://web.research.lrz.de/" xlink:type="simple">http://web.research.lrz.de/</text:a>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msFillBitmap_20_1" draw:display-name="msFillBitmap 1" xlink:href="Pictures/10000000000003C0000002D0B88F2ED7.jpg" xlink:type="simple" xlink:show="embed" xlink:actuate="onLoad"/>
    <draw:fill-image draw:name="msFillBitmap_20_2" draw:display-name="msFillBitmap 2" xlink:href="Pictures/10000000000003C0000002D0B88F2ED7.jpg" xlink:type="simple" xlink:show="embed" xlink:actuate="onLoad"/>
    <draw:fill-image draw:name="msFillBitmap_20_3" draw:display-name="msFillBitmap 3" xlink:href="Pictures/10000000000003C0000002D0B88F2ED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cm" fo:margin-bottom="0.1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54pt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b9" style:text-line-through-style="none" style:text-line-through-type="none" style:text-position="0% 100%" style:font-name="Calibri1" fo:font-size="54pt" fo:letter-spacing="-0.052cm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3" style:family="text">
      <style:text-properties fo:font-variant="normal" fo:text-transform="none" fo:color="#ffffb9" style:text-line-through-style="none" style:text-line-through-type="none" style:text-position="0% 100%" style:font-name="Calibri1" fo:font-size="48pt" fo:letter-spacing="-0.052cm" fo:font-style="normal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image text:level="4" xlink:href="Pictures/100002010000002700000027083DE967.png" xlink:type="simple" xlink:show="embed" xlink:actuate="onLoad">
        <style:list-level-properties text:space-before="3.498cm" text:min-label-width="0.96cm" style:vertical-pos="middle" style:vertical-rel="line" fo:width="0.677cm" fo:height="0.677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image text:level="4" xlink:href="Pictures/100002010000002700000027083DE967.png" xlink:type="simple" xlink:show="embed" xlink:actuate="onLoad">
        <style:list-level-properties text:space-before="3.498cm" text:min-label-width="0.96cm" style:vertical-pos="middle" style:vertical-rel="line" fo:width="0.677cm" fo:height="0.677cm"/>
      </text:list-level-style-image>
      <text:list-level-style-image text:level="5" xlink:href="Pictures/100002010000002700000027083DE967.png" xlink:type="simple" xlink:show="embed" xlink:actuate="onLoad">
        <style:list-level-properties text:space-before="4.459cm" text:min-label-width="0.934cm" style:vertical-pos="middle" style:vertical-rel="line" fo:width="0.677cm" fo:height="0.677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338cm" svg:height="4.231cm" svg:x="2.028cm" svg:y="5.292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frame draw:name="Title 1" presentation:style-name="Mpr4" draw:text-style-name="MP5" draw:layer="backgroundobjects" svg:width="23.282cm" svg:height="1.846cm" svg:x="1.058cm" svg:y="0.639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Text Placeholder 5" presentation:style-name="Mpr5" draw:text-style-name="MP10" draw:layer="backgroundobjects" svg:width="23.282cm" svg:height="6.14cm" svg:x="1.058cm" svg:y="3.92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Seve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itle_20_and_20_Content-title" draw:layer="backgroundobjects" svg:width="12.699cm" svg:height="9.524cm" svg:x="3.175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frame draw:name="Title 1" presentation:style-name="Mpr8" draw:text-style-name="MP5" draw:layer="backgroundobjects" svg:width="23.282cm" svg:height="1.846cm" svg:x="1.058cm" svg:y="0.639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DMM 2017 24 Hours Hackathon</dc:title>
    <meta:initial-creator>Chang, Wo L (Fed)</meta:initial-creator>
    <meta:editing-cycles>16</meta:editing-cycles>
    <meta:creation-date>2017-12-11T03:22:20</meta:creation-date>
    <dc:date>2018-03-20T09:38:04.489382842</dc:date>
    <meta:editing-duration>PT35M23S</meta:editing-duration>
    <meta:generator>LibreOffice/4.3.3.2$Linux_X86_64 LibreOffice_project/430m0$Build-2</meta:generator>
    <meta:document-statistic meta:object-count="9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user-defined meta:name="_TemplateID" meta:value-type="string">TC102867789990</meta:user-defined>
    <meta:template xlink:type="simple" xlink:actuate="onRequest" xlink:title="Sample presentation slides (Teal feathered clouds design)" xlink:href=""/>
  </office:meta>
</office:document-meta>
</file>